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qrt>
        <mrow>
          <msubsup>
            <mo stretchy="false">ω</mo>
            <mn>0</mn>
            <mn>2</mn>
          </msubsup>
          <mrow>
            <mi/>
            <mo stretchy="false">−</mo>
            <mi/>
          </mrow>
          <mn>2</mn>
          <msup>
            <mo stretchy="false">β</mo>
            <mn>2</mn>
          </msup>
        </mrow>
      </msqrt>
    </mrow>
    <annotation encoding="StarMath 5.0">sqrt { %iomega ^2_0 `-` 2 %ibeta ^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8:54:06.276000000</meta:creation-date>
    <meta:generator>LibreOffice/4.1.4.2$Windows_x86 LibreOffice_project/0a0440ccc0227ad9829de5f46be37cfb6edcf72</meta:generator>
  </office:meta>
</office:document-meta>
</file>